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3.1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03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he following are inputs from gate driver datashe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x current [A]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Resulting Rc</text:p>
          </table:table-cell>
          <table:table-cell table:style-name="ce4" table:formula="of:=15/[.B3]" office:value-type="float" office:value="7.5" calcext:value-type="float">
            <text:p>7.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x sink current [A]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2"/>
          <table:table-cell table:style-name="ce2" office:value-type="string" calcext:value-type="string">
            <text:p>Resulting Rd</text:p>
          </table:table-cell>
          <table:table-cell table:style-name="ce4" table:formula="of:=15/[.B4]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e following is input from FET datashe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ate resistance [R]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2"/>
          <table:table-cell table:style-name="ce2" office:value-type="string" calcext:value-type="string">
            <text:p>Resulting Rgi</text:p>
          </table:table-cell>
          <table:table-cell table:style-name="ce4" table:formula="of:=[.B7]/[.B11]" office:value-type="float" office:value="0.6" calcext:value-type="float">
            <text:p>0.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iss [nF]</text:p>
          </table:table-cell>
          <table:table-cell table:style-name="ce3" office:value-type="float" office:value="11.4" calcext:value-type="float">
            <text:p>11.4</text:p>
          </table:table-cell>
          <table:table-cell table:number-columns-repeated="2"/>
          <table:table-cell table:style-name="ce2" office:value-type="string" calcext:value-type="string">
            <text:p>Resulting Ciss</text:p>
          </table:table-cell>
          <table:table-cell table:style-name="ce4" table:formula="of:=[.B8]*3" office:value-type="float" office:value="34.2" calcext:value-type="float">
            <text:p>34.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he following is input from Schematic - MP2 has 3 paralell FETs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Number of FETs per Group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Play around with this value until you get the desired time cosntant (just below 300 is recommended)</text:p>
          </table:table-cell>
          <table:table-cell table:style-name="ce2"/>
          <table:table-cell table:number-columns-repeated="2"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External resistance [R]</text:p>
          </table:table-cell>
          <table:table-cell table:style-name="ce3" office:value-type="float" office:value="6.8" calcext:value-type="float">
            <text:p>6.8</text:p>
          </table:table-cell>
          <table:table-cell table:number-columns-repeated="2"/>
          <table:table-cell table:style-name="ce2" office:value-type="string" calcext:value-type="string">
            <text:p>Resulting Rge</text:p>
          </table:table-cell>
          <table:table-cell table:style-name="ce4" table:formula="of:=[.B14]/3" office:value-type="float" office:value="2.266666667" calcext:value-type="float">
            <text:p>2.26666666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 calcext:value-type="string">
            <text:p>Time constant charge [ns]</text:p>
          </table:table-cell>
          <table:table-cell/>
          <table:table-cell table:style-name="ce5" table:formula="of:=([.F3]+[.F7]+[.F14])*[.F8]" office:value-type="float" office:value="354.54" calcext:value-type="float">
            <text:p>354.5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" office:value-type="string" calcext:value-type="string">
            <text:p>Time constant discharge [ns]</text:p>
          </table:table-cell>
          <table:table-cell/>
          <table:table-cell table:style-name="ce5" table:formula="of:=([.F4]+[.F7]+[.F14])*[.F8]" office:value-type="float" office:value="303.24" calcext:value-type="float">
            <text:p>303.24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put fields marked gree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utput fields marked Yell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ormula assumes individual gate resistors for all fets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" meta:object-count="0"/>
    <meta:generator>LibreOfficeDev/6.0.5.2$Linux_X86_64 LibreOffice_project/</meta:generator>
  </office:meta>
</office:document-meta>
</file>